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x</mi>
            <mrow>
              <mi/>
              <mo stretchy="false">=</mo>
              <mi/>
            </mrow>
            <mi>r</mi>
            <mi>cos</mi>
            <mo stretchy="false">ϕ</mo>
            <mi/>
            <mi>z</mi>
            <mrow>
              <mi/>
              <mo stretchy="false">=</mo>
              <mi/>
            </mrow>
            <mi>r</mi>
            <mrow>
              <mo stretchy="false">(</mo>
              <mrow>
                <mi>cos</mi>
                <mo stretchy="false">ϕ</mo>
                <mrow>
                  <mi/>
                  <mo stretchy="false">+</mo>
                  <mi/>
                </mrow>
                <mi>i</mi>
                <mi>sin</mi>
                <mo stretchy="false">ϕ</mo>
              </mrow>
              <mo stretchy="false">)</mo>
            </mrow>
          </mrow>
        </mtd>
      </mtr>
      <mtr>
        <mtd>
          <mrow>
            <mi/>
            <mo stretchy="false">⇒</mo>
          </mrow>
        </mtd>
      </mtr>
      <mtr>
        <mtd>
          <mrow>
            <mi>x</mi>
            <mrow>
              <mi/>
              <mo stretchy="false">=</mo>
              <mi/>
            </mrow>
            <mi>r</mi>
            <mi>sin</mi>
            <mo stretchy="false">ϕ</mo>
            <mi/>
            <mi>z</mi>
            <mo stretchy="false">*</mo>
            <mrow>
              <mi/>
              <mo stretchy="false">=</mo>
              <mi/>
            </mrow>
            <mi>r</mi>
            <mrow>
              <mo stretchy="false">(</mo>
              <mrow>
                <mi>cos</mi>
                <mo stretchy="false">ϕ</mo>
                <mrow>
                  <mi/>
                  <mo stretchy="false">−</mo>
                  <mi/>
                </mrow>
                <mi>i</mi>
                <mi>sin</mi>
                <mo stretchy="false">ϕ</mo>
              </mrow>
              <mo stretchy="false">)</mo>
            </mrow>
          </mrow>
        </mtd>
      </mtr>
    </mtable>
    <annotation encoding="StarMath 5.0">x `=` r cos %iphi ~~~~~~~ z `=` r (cos %iphi `+` i sin %iphi ) newline
alignl ~~~~~~~~~~~~~~ drarrow newline
x `=` r sin %iphi ~~~~~~~ z%Ux002A `=` r (cos %iphi `-` i sin %iph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29:04.507000000</meta:creation-date>
    <meta:generator>LibreOffice/4.1.4.2$Windows_x86 LibreOffice_project/0a0440ccc0227ad9829de5f46be37cfb6edcf72</meta:generator>
  </office:meta>
</office:document-meta>
</file>